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-0.009cm" table:align="left"/>
    </style:style>
    <style:style style:name="Таблица1.A" style:family="table-column">
      <style:table-column-properties style:column-width="17cm"/>
    </style:style>
    <style:style style:name="Таблица1.1" style:family="table-row">
      <style:table-row-properties style:min-row-height="6.406cm"/>
    </style:style>
    <style:style style:name="Таблица1.A1" style:family="table-cell">
      <style:table-cell-properties style:vertical-align="bottom" fo:background-color="#2b2b2b" fo:padding-left="0.005cm" fo:padding-right="0.062cm" fo:padding-top="0cm" fo:padding-bottom="0cm" fo:border="none" style:writing-mode="lr-tb">
        <style:background-image/>
      </style:table-cell-properties>
    </style:style>
    <style:style style:name="Таблица1.2" style:family="table-row">
      <style:table-row-properties style:min-row-height="6.745cm"/>
    </style:style>
    <style:style style:name="Таблица1.A2" style:family="table-cell">
      <style:table-cell-properties fo:background-color="#2a2a2a" fo:padding-left="0.005cm" fo:padding-right="0.062cm" fo:padding-top="0cm" fo:padding-bottom="0cm" fo:border="none" style:writing-mode="lr-tb">
        <style:background-image/>
      </style:table-cell-properties>
    </style:style>
    <style:style style:name="P1" style:family="paragraph" style:parent-style-name="Normal">
      <style:paragraph-properties fo:margin-left="-0.009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82cm" style:contextual-spacing="false" fo:line-height="107%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009cm" fo:margin-right="0cm" fo:margin-top="0cm" fo:margin-bottom="0.383cm" style:contextual-spacing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-0.009cm" fo:margin-right="0cm" fo:margin-top="0cm" fo:margin-bottom="0.788cm" style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0.009cm" fo:margin-right="0cm" fo:margin-top="0cm" fo:margin-bottom="0.379cm" style:contextual-spacing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7.62cm" fo:margin-top="0cm" fo:margin-bottom="0.004cm" style:contextual-spacing="false" fo:line-height="99%" fo:text-indent="0cm" style:auto-text-indent="false">
        <style:tab-stops/>
      </style:paragraph-properties>
    </style:style>
    <style:style style:name="P9" style:family="paragraph" style:parent-style-name="Normal" style:master-page-name="MP0">
      <style:paragraph-properties fo:margin-left="-0.009cm" fo:margin-right="0cm" fo:margin-top="0cm" fo:margin-bottom="0.372cm" style:contextual-spacing="false" fo:line-height="107%" fo:text-indent="0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officeooo:paragraph-rsid="00145eba"/>
    </style:style>
    <style:style style:name="P11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officeooo:paragraph-rsid="0016a4a2"/>
    </style:style>
    <style:style style:name="P12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officeooo:paragraph-rsid="0016a4a2"/>
    </style:style>
    <style:style style:name="P13" style:family="paragraph" style:parent-style-name="Normal">
      <style:paragraph-properties fo:margin-left="-0.009cm" fo:margin-right="8.255cm" fo:text-indent="0cm" style:auto-text-indent="false">
        <style:tab-stops/>
      </style:paragraph-properties>
      <style:text-properties officeooo:paragraph-rsid="00184fe1"/>
    </style:style>
    <style:style style:name="P14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officeooo:paragraph-rsid="001d4059"/>
    </style:style>
    <style:style style:name="P15" style:family="paragraph" style:parent-style-name="Standard">
      <style:paragraph-properties fo:margin-left="-0.009cm" fo:margin-right="0cm" fo:text-indent="0cm" style:auto-text-indent="false">
        <style:tab-stops/>
      </style:paragraph-properties>
      <style:text-properties officeooo:paragraph-rsid="0016a4a2"/>
    </style:style>
    <style:style style:name="P16" style:family="paragraph" style:parent-style-name="Standard">
      <style:paragraph-properties fo:margin-left="0cm" fo:margin-right="0.212cm" fo:margin-top="0cm" fo:margin-bottom="0.002cm" style:contextual-spacing="false" fo:line-height="100%" fo:text-indent="0cm" style:auto-text-indent="false">
        <style:tab-stops/>
      </style:paragraph-properties>
    </style:style>
    <style:style style:name="P17" style:family="paragraph" style:parent-style-name="Standard">
      <loext:graphic-properties draw:fill="solid" draw:fill-color="#2b2b2b"/>
      <style:paragraph-properties fo:margin-left="0cm" fo:margin-right="0.212cm" fo:margin-top="0cm" fo:margin-bottom="0.002cm" style:contextual-spacing="false" fo:line-height="100%" fo:text-indent="0cm" style:auto-text-indent="false" fo:background-color="#2b2b2b" fo:padding="0cm" fo:border="none" style:shadow="non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2e92" style:font-weight-asian="bold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loext:opacity="100%"/>
    </style:style>
    <style:style style:name="T10" style:family="text">
      <style:text-properties fo:color="#6897bb" loext:opacity="100%"/>
    </style:style>
    <style:style style:name="T1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1ac7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1">Практическое занятие № 1</text:span></text:span><text:span text:style-name="Default_20_Paragraph_20_Font"><text:span text:style-name="T2">4</text:span></text:span></text:p>
      <text:p text:style-name="P4"><text:span text:style-name="Default_20_Paragraph_20_Font"><text:span text:style-name="T1">Тема: </text:span></text:span>Составление программ в функциональном стиле в IDE PyCharm Community</text:p>
      <text:p text:style-name="P5"><text:span text:style-name="Default_20_Paragraph_20_Font"><text:span text:style-name="T1">Цель: </text:span></text:span>Закрепить усвоенные знания, понятия, алгоритмы, основные принципы составления программ, приобрести навыки составление программ с <text:span text:style-name="T13">использованием регулярных выражений </text:span>в IDE PyCharm Community</text:p>
      <text:p text:style-name="P1"><text:span text:style-name="Default_20_Paragraph_20_Font"><text:span text:style-name="T1">Постановка задачи.</text:span></text:span></text:p>
      <text:p text:style-name="Standard">Из исходного текстового файла (experience.txt) выбрать стаж работы. Посчитать количество полученных элементов</text:p>
      <text:p text:style-name="P15"/>
      <text:p text:style-name="P11"><text:span text:style-name="Default_20_Paragraph_20_Font"><text:span text:style-name="T1"/></text:span></text:p>
      <text:p text:style-name="P12"><text:span text:style-name="Default_20_Paragraph_20_Font"><text:span text:style-name="T1">Тип алгоритма: </text:span></text:span>линейный</text:p>
      <text:p text:style-name="P10"/>
      <text:p text:style-name="P10"><text:span text:style-name="Default_20_Paragraph_20_Font"><text:span text:style-name="T1">Текст программы:</text:span>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7"><text:span text:style-name="Default_20_Paragraph_20_Font"><text:span text:style-name="T4">#</text:span></text:span><text:span text:style-name="T4">Из исходного текстового файла (experience.txt) выбрать стаж работы. Посчитать количество полученных элементов</text:span><text:line-break/><text:line-break/><text:span text:style-name="T6">import </text:span><text:span text:style-name="T8">re</text:span><text:line-break/><text:line-break/><text:span text:style-name="T8">file = open(</text:span><text:span text:style-name="T12">'experience.txt'</text:span><text:span text:style-name="T8">)</text:span><text:line-break/><text:span text:style-name="T8">values = file.read().split(</text:span><text:span text:style-name="T12">"</text:span><text:span text:style-name="T6">\n</text:span><text:span text:style-name="T12">"</text:span><text:span text:style-name="T8">)</text:span><text:line-break/><text:span text:style-name="T8">data = []</text:span><text:line-break/><text:span text:style-name="T6">for </text:span><text:span text:style-name="T8">key </text:span><text:span text:style-name="T6">in </text:span><text:span text:style-name="T8">values:</text:span><text:line-break/><text:span text:style-name="T8"> <text:s text:c="3"/>value = re.findall(</text:span><text:span text:style-name="T12">r"[-+]?\.\d+|\d+"</text:span><text:span text:style-name="T6">, </text:span><text:span text:style-name="T8">key) </text:span><text:span text:style-name="T4"># получаем все возможные цифры с текствого файла</text:span><text:line-break/><text:span text:style-name="T4"> <text:s text:c="3"/></text:span><text:span text:style-name="T6">if </text:span><text:span text:style-name="T8">value != []:</text:span><text:line-break/><text:span text:style-name="T8"> <text:s text:c="7"/>data.append(value)</text:span><text:line-break/><text:line-break/><text:span text:style-name="T8">data_new = [list(map(int</text:span><text:span text:style-name="T6">, </text:span><text:span text:style-name="T8">x)) </text:span><text:span text:style-name="T6">for </text:span><text:span text:style-name="T8">x </text:span><text:span text:style-name="T6">in </text:span><text:span text:style-name="T8">data] </text:span><text:span text:style-name="T4">#переводим матрицу в тип инт</text:span><text:line-break/><text:span text:style-name="T8">data_new[</text:span><text:span text:style-name="T11">8</text:span><text:span text:style-name="T8">].append(</text:span><text:span text:style-name="T11">0</text:span><text:span text:style-name="T8">)</text:span><text:line-break/><text:span text:style-name="T8">print(data_new) </text:span><text:span text:style-name="T4">#матрица исходных данных стажа работы</text:span><text:line-break/><text:line-break/><text:span text:style-name="T8">month = </text:span><text:span text:style-name="T11">0</text:span><text:line-break/><text:span text:style-name="T8">year = </text:span><text:span text:style-name="T11">0</text:span><text:line-break/><text:span text:style-name="T6">for </text:span><text:span text:style-name="T8">i </text:span><text:span text:style-name="T6">in </text:span><text:span text:style-name="T8">data_new:</text:span><text:line-break/><text:span text:style-name="T8"> <text:s text:c="3"/>month += i[</text:span><text:span text:style-name="T11">1</text:span><text:span text:style-name="T8">]</text:span><text:line-break/><text:span text:style-name="T8"> <text:s text:c="3"/>year += i[</text:span><text:span text:style-name="T11">0</text:span><text:span text:style-name="T8">]</text:span><text:line-break/><text:line-break/><text:span text:style-name="T8">print(</text:span><text:span text:style-name="T12">f'Стаж работы: </text:span><text:span text:style-name="T6">{</text:span><text:span text:style-name="T8">year</text:span><text:span text:style-name="T6">}</text:span><text:span text:style-name="T12"> лет, </text:span><text:span text:style-name="T6">{</text:span><text:span text:style-name="T8">month</text:span><text:span text:style-name="T6">}</text:span><text:span text:style-name="T12"> месяцев'</text:span><text:span text:style-name="T8">)</text:span></text:p>
            <text:p text:style-name="P16"><text:span text:style-name="Default_20_Paragraph_20_Font"><text:span text:style-name="T3"/></text:span></text:p>
          </table:table-cell>
        </table:table-row>
        <text:soft-page-break/>
        <table:table-row table:style-name="Таблица1.2">
          <table:table-cell table:style-name="Таблица1.A2" office:value-type="string">
            <text:p text:style-name="P3"/>
          </table:table-cell>
        </table:table-row>
      </table:table>
      <text:p text:style-name="P1"><text:span text:style-name="Default_20_Paragraph_20_Font"><text:span text:style-name="T1">Протокол программы:</text:span></text:span></text:p>
      <text:p text:style-name="P13">[[26, 8], [14, 2], [18, 5], [1, 11], [2, 6], [15, 1], [15, 10], [21, 4], [3, 0]]</text:p>
      <text:p text:style-name="P13">Стаж работы: 115 лет, 47 месяцев</text:p>
      <text:p text:style-name="P13"/>
      <text:p text:style-name="P13">Process finished with exit code 0 <text:span text:style-name="Default_20_Paragraph_20_Font"><text:span text:style-name="T1">Вывод:</text:span></text:span></text:p>
      <text:p text:style-name="P14">В процессе выполнения практического занятия выработал навыки программ с <text:span text:style-name="T13">использованием регулярных выражений</text:span> в IDE PyCharm Community. Выполнены разработка кода, откладка, тестирование, оптимизация программного код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.007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007cm" fo:margin-right="2.4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title/>
    <dc:subject/>
    <meta:initial-creator>grom onifon</meta:initial-creator>
    <meta:creation-date>2023-03-03T16:07:00Z</meta:creation-date>
    <dc:date>2023-03-03T19:09:45.773977676</dc:date>
    <meta:editing-cycles>10</meta:editing-cycles>
    <meta:editing-duration>PT2M21S</meta:editing-duration>
    <meta:document-statistic meta:table-count="1" meta:image-count="0" meta:object-count="0" meta:page-count="2" meta:paragraph-count="13" meta:word-count="198" meta:character-count="1477" meta:non-whitespace-character-count="1263"/>
    <meta:template xlink:type="simple" xlink:actuate="onRequest" xlink:title="" xlink:href="Normal"/>
  </office:meta>
</office:document-meta>
</file>